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24-02-2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23-02-0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22-01-2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21-04-22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21-02-0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20-01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9-01-1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8-01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7-01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6-01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5-01-0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4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3-01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2-01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1-02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10-01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8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7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51054300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